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list-style-name="L1">
      <style:text-properties officeooo:rsid="0007492d" officeooo:paragraph-rsid="0007492d"/>
    </style:style>
    <style:style style:name="P17" style:family="paragraph" style:parent-style-name="Standard" style:list-style-name="L1">
      <style:text-properties officeooo:rsid="000788f5" officeooo:paragraph-rsid="000788f5"/>
    </style:style>
    <style:style style:name="P18" style:family="paragraph" style:parent-style-name="Standard" style:list-style-name="L2">
      <style:text-properties officeooo:rsid="000788f5" officeooo:paragraph-rsid="000788f5"/>
    </style:style>
    <style:style style:name="P19" style:family="paragraph" style:parent-style-name="Standard" style:list-style-name="L3">
      <style:text-properties officeooo:rsid="00089d36" officeooo:paragraph-rsid="00089d36"/>
    </style:style>
    <style:style style:name="P20" style:family="paragraph" style:parent-style-name="Standard">
      <style:text-properties officeooo:rsid="00089d36" officeooo:paragraph-rsid="00089d36"/>
    </style:style>
    <style:style style:name="P21" style:family="paragraph" style:parent-style-name="Standard" style:list-style-name="L4">
      <style:text-properties officeooo:rsid="000e1f5f" officeooo:paragraph-rsid="000e1f5f"/>
    </style:style>
    <style:style style:name="P22" style:family="paragraph" style:parent-style-name="Standard" style:list-style-name="L4">
      <style:text-properties officeooo:rsid="000fd7bc" officeooo:paragraph-rsid="000fd7bc"/>
    </style:style>
    <style:style style:name="P23" style:family="paragraph" style:parent-style-name="Standard" style:list-style-name="L4">
      <style:text-properties officeooo:rsid="00104618" officeooo:paragraph-rsid="00104618"/>
    </style:style>
    <style:style style:name="P24" style:family="paragraph" style:parent-style-name="Standard" style:list-style-name="L5">
      <style:text-properties officeooo:rsid="000bd0f8" officeooo:paragraph-rsid="000db31a"/>
    </style:style>
    <style:style style:name="P25" style:family="paragraph" style:parent-style-name="Standard" style:list-style-name="L5">
      <style:text-properties officeooo:rsid="000db31a" officeooo:paragraph-rsid="000db31a"/>
    </style:style>
    <style:style style:name="P26" style:family="paragraph" style:parent-style-name="Standard" style:list-style-name="L5">
      <style:text-properties officeooo:rsid="002197d6" officeooo:paragraph-rsid="002197d6"/>
    </style:style>
    <style:style style:name="P27" style:family="paragraph" style:parent-style-name="Standard" style:list-style-name="L5">
      <style:text-properties officeooo:rsid="002342f2" officeooo:paragraph-rsid="002342f2"/>
    </style:style>
    <style:style style:name="P28" style:family="paragraph" style:parent-style-name="Standard" style:list-style-name="L6">
      <style:text-properties officeooo:rsid="0012349f" officeooo:paragraph-rsid="0012349f"/>
    </style:style>
    <style:style style:name="P29" style:family="paragraph" style:parent-style-name="Standard">
      <style:text-properties officeooo:rsid="0012349f" officeooo:paragraph-rsid="0012349f"/>
    </style:style>
    <style:style style:name="P30" style:family="paragraph" style:parent-style-name="Standard" style:list-style-name="L6">
      <style:text-properties officeooo:rsid="001366e4" officeooo:paragraph-rsid="001366e4"/>
    </style:style>
    <style:style style:name="P31" style:family="paragraph" style:parent-style-name="Standard" style:list-style-name="L7">
      <style:text-properties officeooo:rsid="0016f613" officeooo:paragraph-rsid="0016f613"/>
    </style:style>
    <style:style style:name="P32" style:family="paragraph" style:parent-style-name="Standard" style:list-style-name="L7">
      <style:text-properties officeooo:rsid="0017d7e5" officeooo:paragraph-rsid="0017d7e5"/>
    </style:style>
    <style:style style:name="P33" style:family="paragraph" style:parent-style-name="Standard" style:list-style-name="L8">
      <style:text-properties officeooo:rsid="001b288e" officeooo:paragraph-rsid="001b288e"/>
    </style:style>
    <style:style style:name="P34" style:family="paragraph" style:parent-style-name="Standard" style:list-style-name="L8">
      <style:text-properties officeooo:rsid="001f13bf" officeooo:paragraph-rsid="001f13bf"/>
    </style:style>
    <style:style style:name="P35" style:family="paragraph" style:parent-style-name="Standard" style:list-style-name="L8">
      <style:text-properties officeooo:rsid="0020322b" officeooo:paragraph-rsid="0020322b"/>
    </style:style>
    <style:style style:name="P36" style:family="paragraph" style:parent-style-name="Standard" style:list-style-name="L9">
      <style:text-properties officeooo:rsid="0024d84b" officeooo:paragraph-rsid="0024d84b"/>
    </style:style>
    <style:style style:name="P37" style:family="paragraph" style:parent-style-name="Standard">
      <style:text-properties officeooo:paragraph-rsid="002522f5"/>
    </style:style>
    <style:style style:name="P38" style:family="paragraph" style:parent-style-name="Standard" style:list-style-name="L10">
      <style:text-properties officeooo:rsid="00269667" officeooo:paragraph-rsid="00269667"/>
    </style:style>
    <style:style style:name="P39" style:family="paragraph" style:parent-style-name="Standard">
      <style:text-properties officeooo:rsid="00269667" officeooo:paragraph-rsid="00289185"/>
    </style:style>
    <style:style style:name="P40" style:family="paragraph" style:parent-style-name="Standard">
      <style:text-properties officeooo:paragraph-rsid="00089d36"/>
    </style:style>
    <style:style style:name="P41" style:family="paragraph" style:parent-style-name="Standard" style:list-style-name="L11">
      <style:text-properties officeooo:paragraph-rsid="00289185"/>
    </style:style>
    <style:style style:name="P42" style:family="paragraph" style:parent-style-name="Standard" style:list-style-name="L11">
      <style:text-properties officeooo:rsid="00289185" officeooo:paragraph-rsid="00289185"/>
    </style:style>
    <style:style style:name="P43" style:family="paragraph" style:parent-style-name="Standard" style:list-style-name="L11">
      <style:text-properties fo:font-weight="bold" officeooo:rsid="002a1830" officeooo:paragraph-rsid="002a1830" style:font-weight-asian="bold" style:font-weight-complex="bold"/>
    </style:style>
    <style:style style:name="T1" style:family="text">
      <style:text-properties officeooo:rsid="0007e285"/>
    </style:style>
    <style:style style:name="T2" style:family="text">
      <style:text-properties officeooo:rsid="00089d36"/>
    </style:style>
    <style:style style:name="T3" style:family="text">
      <style:text-properties officeooo:rsid="000bd0f8"/>
    </style:style>
    <style:style style:name="T4" style:family="text">
      <style:text-properties officeooo:rsid="000e1f5f"/>
    </style:style>
    <style:style style:name="T5" style:family="text">
      <style:text-properties officeooo:rsid="00144c0e"/>
    </style:style>
    <style:style style:name="T6" style:family="text">
      <style:text-properties officeooo:rsid="00184ded"/>
    </style:style>
    <style:style style:name="T7" style:family="text">
      <style:text-properties officeooo:rsid="0018cdfa"/>
    </style:style>
    <style:style style:name="T8" style:family="text">
      <style:text-properties officeooo:rsid="001a425b"/>
    </style:style>
    <style:style style:name="T9" style:family="text">
      <style:text-properties fo:font-weight="bold" style:font-weight-asian="bold" style:font-weight-complex="bold"/>
    </style:style>
    <style:style style:name="T10" style:family="text">
      <style:text-properties fo:font-weight="bold" officeooo:rsid="00089d36" style:font-weight-asian="bold" style:font-weight-complex="bold"/>
    </style:style>
    <style:style style:name="T11" style:family="text">
      <style:text-properties fo:font-weight="bold" officeooo:rsid="00289185" style:font-weight-asian="bold" style:font-weight-complex="bold"/>
    </style:style>
    <style:style style:name="T12" style:family="text">
      <style:text-properties officeooo:rsid="00289185"/>
    </style:style>
    <style:style style:name="T13" style:family="text">
      <style:text-properties fo:font-weight="normal" style:font-weight-asian="normal" style:font-weight-complex="normal"/>
    </style:style>
    <style:style style:name="T14" style:family="text">
      <style:text-properties fo:font-weight="normal" officeooo:rsid="002be7a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9115460304575553077" text:style-name="L1">
        <text:list-item>
          <text:p text:style-name="P16">validate : kiểm tra xem đã đầy đủ các thuư viện, dữ liệu chưa</text:p>
        </text:list-item>
        <text:list-item>
          <text:p text:style-name="P16">compile: biên dịch chương trình sang dạng bytecode đuôi .class</text:p>
        </text:list-item>
        <text:list-item>
          <text:p text:style-name="P17">test : thực hiện các test theo 1 framework</text:p>
        </text:list-item>
        <text:list-item>
          <text:p text:style-name="P17">package : đóng gói các file đã biên dịch thành định dạng cho trước ,mặc định là jar</text:p>
        </text:list-item>
        <text:list-item>
          <text:p text:style-name="P17">install : cài đặt lên máy local thuongwf là ở thư mục .m2</text:p>
        </text:list-item>
        <text:list-item>
          <text:p text:style-name="P17">deploy : cài đặt trên máy chủ remote</text:p>
        </text:list-item>
      </text:list>
      <text:p text:style-name="P2">+clean</text:p>
      <text:list xml:id="list7596768289433119202" text:style-name="L2">
        <text:list-item>
          <text:p text:style-name="P18">pre-clean</text:p>
        </text:list-item>
        <text:list-item>
          <text:p text:style-name="P18">clean : xóa bỏ kết quả build ở lần trước</text:p>
        </text:list-item>
        <text:list-item>
          <text:p text:style-name="P18">post -clean</text:p>
        </text:list-item>
      </text:list>
      <text:p text:style-name="P2">*<text:span text:style-name="T1">khi chạy 1 lệnh ở vòng đời thì maven sẽ thực thi tất cả những lệnh trước nó</text:span></text:p>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text:span text:style-name="T9">POM</text:span> là 1 file xml lưu trữ tất cả thông tin của dự áa có trên là pom.xml sẽ tự động sinh ra khi tạo 1 dự án maven</text:p>
      <text:list xml:id="list4020036109678248132" text:style-name="L3">
        <text:list-item>
          <text:p text:style-name="P19">chứa tất cả các thông tin của dự án và cấu hình các plugin sử dụng trong dự án</text:p>
        </text:list-item>
        <text:list-item>
          <text:p text:style-name="P19">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text:p>
      <text:p text:style-name="P4"/>
      <text:p text:style-name="P4"/>
      <text:p text:style-name="P4"/>
      <text:p text:style-name="P37"><text:span text:style-name="T2">+ </text:span><text:bookmark text:name="tw-target-text"/><text:span text:style-name="T2">các </text:span><text:span text:style-name="T10">dependencies </text:span><text:span text:style-name="T2">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 ( có 6 scope : compile, provided,runtime,test,system,import)</text:span></text:p>
      <text:list xml:id="list3352288950143902227" text:style-name="L10">
        <text:list-item>
          <text:p text:style-name="P38">compile : thuc hien luc bien dich va duoc dua vao file .class</text:p>
        </text:list-item>
        <text:list-item>
          <text:p text:style-name="P38">provided : thuc hien luc bien dich nhung k nam trong file .class</text:p>
        </text:list-item>
        <text:list-item>
          <text:p text:style-name="P38">runtime : thuc hien luc runtime , k bien dich nam trong file .class</text:p>
        </text:list-item>
        <text:list-item>
          <text:p text:style-name="P38">test : thuc hien luc test</text:p>
        </text:list-item>
      </text:list>
      <text:p text:style-name="P39">* <text:span text:style-name="T11">dependency management</text:span></text:p>
      <text:list xml:id="list3917590170854111160" text:style-name="L11">
        <text:list-item>
          <text:p text:style-name="P41"><text:span text:style-name="T12">khi gop cac dependency ,neu co nhung dependency giong nhau thi maven se su dung dependency duoc dinh nghia ro rang hon</text:span></text:p>
        </text:list-item>
        <text:list-item>
          <text:p text:style-name="P42">Neu cac dependency khac nhau ve version</text:p>
        </text:list-item>
        <text:list-item>
          <text:p text:style-name="P43">nearest defination : <text:span text:style-name="T13">nghia la version duoc su dung la </text:span><text:span text:style-name="T14">phien ban cua dependency gan nhat so voi tree of dependency</text:span></text:p>
        </text:list-item>
      </text:list>
      <text:p text:style-name="P5"/>
      <text:p text:style-name="P5"/>
      <text:p text:style-name="P5"/>
      <text:p text:style-name="P5">*<text:span text:style-name="T4">lợi ích của maven :</text:span></text:p>
      <text:list xml:id="list3051316829667220093" text:style-name="L4">
        <text:list-item>
          <text:p text:style-name="P21"><text:soft-page-break/>giúp cài đặt 1 project đơn giản theo 1 chuẩn tốt nhất, có thể có được project và các module chỉ trong vài giây</text:p>
        </text:list-item>
        <text:list-item>
          <text:p text:style-name="P21">sử dụng thống nhất trên các dự án</text:p>
        </text:list-item>
        <text:list-item>
          <text:p text:style-name="P22">thêm các phần mở rộng,thư viện 1 cách tuự động và tự cập nhập chúng</text:p>
        </text:list-item>
        <text:list-item>
          <text:p text:style-name="P22">dễ dàng làm việc với nhiều project cùng lúc</text:p>
        </text:list-item>
        <text:list-item>
          <text:p text:style-name="P22">dễ dàng viết các plugin trong java hoặc các ngôn ngữ kịch bản</text:p>
        </text:list-item>
        <text:list-item>
          <text:p text:style-name="P23">truy cập nhanh các tính năng mới với việc bổ sung cáu hình ít hoặc k có</text:p>
        </text:list-item>
        <text:list-item>
          <text:p text:style-name="P23">có thể xây dựng các dự án thành các loại đầu ra được xác định trước như jar, war mà k cần kịch bản trong nhiều trường hợp</text:p>
        </text:list-item>
        <text:list-item>
          <text:p text:style-name="P23">tạo các document và báo cáo tự động</text:p>
        </text:list-item>
        <text:list-item>
          <text:p text:style-name="P23">có thể tích hợp với các chương trình kiểm soát nguồn nhưu git</text:p>
        </text:list-item>
        <text:list-item>
          <text:p text:style-name="P23">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rọng tâm của maven là plugin,tất cả mọi việc để thực hiển bới các plugin ( có 2 mục địch, build và report)</text:p>
      <text:list xml:id="list7132082617962004956" text:style-name="L9">
        <text:list-item>
          <text:p text:style-name="P36">plugin thuc thi cong viec , dependences cung cap cac thu vien de thuc thi</text:p>
        </text:list-item>
      </text:list>
      <text:p text:style-name="P7"/>
      <text:p text:style-name="P5"/>
      <text:p text:style-name="P5"/>
      <text:p text:style-name="P6">+<text:span text:style-name="T3">XML( extendsible markup language) ngôn ngữ đánh dấu là 1 hệ thống của việc chú thích tài liệu theo dạng cú pháp có thể phân biệt được cho text, sử dụng các tag để phân biệt các đoạn</text:span></text:p>
      <text:list xml:id="list3870096160353627288" text:style-name="L5">
        <text:list-item>
          <text:p text:style-name="P24">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5">tên thẻ k được bắt đầu bằng xml vì nó giống với thể khai báo header,không được chứa khoảng trắng</text:p>
        </text:list-item>
        <text:list-item>
          <text:p text:style-name="P26">sử dụng các tags(các tag trong HTML đều có ý nghĩa ) ,các tags trong xml chỉ đơn giản là để phân định ranh giới giữa các mẩu dữ liệu, việc đọc và xử lý dưx liệu đó hoanf toàn là nv của ứng dụng</text:p>
        </text:list-item>
        <text:list-item>
          <text:p text:style-name="P27">nếu có 1 lỗi trong file xml thì file sẽ ngừng hoạt động, còn html thì sẽ bỏ qua và chạy tiếp những cái còn lại</text:p>
        </text:list-item>
        <text:list-item>
          <text:p text:style-name="P27"/>
        </text:list-item>
      </text:list>
      <text:p text:style-name="P7">+POM </text:p>
      <text:list xml:id="list4425643618423239274" text:style-name="L6">
        <text:list-item>
          <text:p text:style-name="P28">project : thành phần quan trọng nhất</text:p>
        </text:list-item>
        <text:list-item>
          <text:p text:style-name="P30">modelVersion : phiền bản đnag sử dụng</text:p>
        </text:list-item>
        <text:list-item>
          <text:p text:style-name="P30">groupId: id của cty hoặc nhóm tạo dự án</text:p>
        </text:list-item>
        <text:list-item>
          <text:p text:style-name="P30">artifactId ; <text:span text:style-name="T5">các artifact của project chủ yếu là file jar được xac định dạng &lt;artifactId&gt;-&lt;version&gt;.&lt;Extention&gt; (ví dụ : myapp-1.0.jar)</text:span></text:p>
        </text:list-item>
        <text:list-item>
          <text:p text:style-name="P30">packaging : cho biết loại file sẽ tạo ra khi build (jar ,war )</text:p>
        </text:list-item>
        <text:list-item>
          <text:p text:style-name="P30">version : phiên bản của dự án</text:p>
        </text:list-item>
        <text:list-item>
          <text:p text:style-name="P30">name : tên của dự án</text:p>
        </text:list-item>
        <text:list-item>
          <text:p text:style-name="P30">url : đường dẫn của dự án,thường là nơi lưu tài liệu</text:p>
        </text:list-item>
        <text:list-item>
          <text:p text:style-name="P30">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4056741214278132010" text:style-name="L7">
        <text:list-item>
          <text:p text:style-name="P31"><text:soft-page-break/>type : &lt;yourplugin&gt;-maven-plugin</text:p>
        </text:list-item>
        <text:list-item>
          <text:p text:style-name="P32">call : maven-&lt;yourplugin&gt;-plugin</text:p>
        </text:list-item>
      </text:list>
      <text:p text:style-name="P11">git là 1 hệ thống quản lý phiên bản</text:p>
      <text:p text:style-name="P11">chương <text:span text:style-name="T6">trình chỉ có 1 chức năng ,còn phầm mềm thì bao gồm nhiều chức năng trong đó</text:span></text:p>
      <text:p text:style-name="P15">+git pull là git fetch và git merge</text:p>
      <text:list xml:id="list5057813854452480363" text:style-name="L8">
        <text:list-item>
          <text:p text:style-name="P33">pull : lay nhung phan thay doi ve va tu dong merge tren branch hien tai</text:p>
        </text:list-item>
        <text:list-item>
          <text:p text:style-name="P33">fetch : lay nhung phan thay doi ve ,nhung merge thu cong</text:p>
        </text:list-item>
        <text:list-item>
          <text:p text:style-name="P34">reset : tro ve lan commit duoc chi dinh</text:p>
        </text:list-item>
        <text:list-item>
          <text:p text:style-name="P34">revert : quay ve va sua tai commit duoc chi dinh</text:p>
        </text:list-item>
        <text:list-item>
          <text:p text:style-name="P35">merge : merge 2 branch thi se tim diem khac nhau cua commit moi nhau tren moi luong ma tich hop lai</text:p>
        </text:list-item>
        <text:list-item>
          <text:p text:style-name="P35">rebase : (gop tu nhanh a ve master ) tao ra nhung commit copy o nhanh a va tich hop voi nhung cai khac o nhanh master , va xoa luon commit o nhanh a do. <text:s/>Rebase giup lam gon commit , de dang theo doi, gop cac commit lai</text:p>
        </text:list-item>
      </text:list>
      <text:p text:style-name="P12">+fork : là ng dùng sẽ copy 1 bản sao của repo về kho của họ<text:span text:style-name="T7">(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
      <text:p text:style-name="P12"/>
      <text:p text:style-name="P12"/>
      <text:p text:style-name="P12"/>
      <text:p text:style-name="P12"/>
      <text:p text:style-name="P12"/>
      <text:p text:style-name="P12">*unit <text:span text:style-name="T8">test : test những method đơn lẽ</text:span></text:p>
      <text:p text:style-name="P12">*integration <text:span text:style-name="T8">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8T11:50:45.282848001</dc:date>
    <meta:editing-duration>PT5H5M9S</meta:editing-duration>
    <meta:editing-cycles>14</meta:editing-cycles>
    <meta:generator>LibreOffice/5.1.6.2$Linux_X86_64 LibreOffice_project/10m0$Build-2</meta:generator>
    <meta:document-statistic meta:table-count="0" meta:image-count="0" meta:object-count="0" meta:page-count="3" meta:paragraph-count="83" meta:word-count="1427" meta:character-count="6388" meta:non-whitespace-character-count="5088"/>
  </office:meta>
</office:document-meta>
</file>